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style style:name="P20" style:family="paragraph" style:parent-style-name="Text_20_body" style:list-style-name="L12">
      <style:paragraph-properties fo:margin-top="0cm" fo:margin-bottom="0cm" style:contextual-spacing="false"/>
    </style:style>
    <style:style style:name="P21" style:family="paragraph" style:parent-style-name="Text_20_body" style:list-style-name="L13"/>
    <style:style style:name="P22" style:family="paragraph" style:parent-style-name="Text_20_body" style:list-style-name="L13">
      <style:paragraph-properties fo:margin-top="0cm" fo:margin-bottom="0cm" style:contextual-spacing="false"/>
    </style:style>
    <style:style style:name="P23" style:family="paragraph" style:parent-style-name="Text_20_body" style:list-style-name="L14"/>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style style:name="P26" style:family="paragraph" style:parent-style-name="Text_20_body" style:list-style-name="L15">
      <style:paragraph-properties fo:margin-top="0cm" fo:margin-bottom="0cm" style:contextual-spacing="false"/>
    </style:style>
    <style:style style:name="P27" style:family="paragraph" style:parent-style-name="Text_20_body" style:list-style-name="L16"/>
    <style:style style:name="P28" style:family="paragraph" style:parent-style-name="Text_20_body" style:list-style-name="L16">
      <style:paragraph-properties fo:margin-top="0cm" fo:margin-bottom="0cm" style:contextual-spacing="false"/>
    </style:style>
    <style:style style:name="P29" style:family="paragraph" style:parent-style-name="Text_20_body" style:list-style-name="L17"/>
    <style:style style:name="P30" style:family="paragraph" style:parent-style-name="Text_20_body" style:list-style-name="L17">
      <style:paragraph-properties fo:margin-top="0cm" fo:margin-bottom="0cm" style:contextual-spacing="false"/>
    </style:style>
    <style:style style:name="P31" style:family="paragraph" style:parent-style-name="Text_20_body" style:list-style-name="L18"/>
    <style:style style:name="P32" style:family="paragraph" style:parent-style-name="Text_20_body" style:list-style-name="L18">
      <style:paragraph-properties fo:margin-top="0cm" fo:margin-bottom="0cm" style:contextual-spacing="false"/>
    </style:style>
    <style:style style:name="P33" style:family="paragraph" style:parent-style-name="Text_20_body" style:list-style-name="L19"/>
    <style:style style:name="P34" style:family="paragraph" style:parent-style-name="Text_20_body" style:list-style-name="L19">
      <style:paragraph-properties fo:margin-top="0cm" fo:margin-bottom="0cm" style:contextual-spacing="false"/>
    </style:style>
    <style:style style:name="P35" style:family="paragraph" style:parent-style-name="Text_20_body" style:list-style-name="L20"/>
    <style:style style:name="P36" style:family="paragraph" style:parent-style-name="Text_20_body" style:list-style-name="L20">
      <style:paragraph-properties fo:margin-top="0cm" fo:margin-bottom="0cm" style:contextual-spacing="false"/>
    </style:style>
    <style:style style:name="P37" style:family="paragraph" style:parent-style-name="Text_20_body" style:list-style-name="L21"/>
    <style:style style:name="P38" style:family="paragraph" style:parent-style-name="Text_20_body" style:list-style-name="L21">
      <style:paragraph-properties fo:margin-top="0cm" fo:margin-bottom="0cm" style:contextual-spacing="false"/>
    </style:style>
    <style:style style:name="P39" style:family="paragraph" style:parent-style-name="Text_20_body" style:list-style-name="L22"/>
    <style:style style:name="P40" style:family="paragraph" style:parent-style-name="Text_20_body" style:list-style-name="L22">
      <style:paragraph-properties fo:margin-top="0cm" fo:margin-bottom="0cm" style:contextual-spacing="false"/>
    </style:style>
    <style:style style:name="P41" style:family="paragraph" style:parent-style-name="Text_20_body" style:list-style-name="L23"/>
    <style:style style:name="P42" style:family="paragraph" style:parent-style-name="Text_20_body" style:list-style-name="L23">
      <style:paragraph-properties fo:margin-top="0cm" fo:margin-bottom="0cm" style:contextual-spacing="false"/>
    </style:style>
    <style:style style:name="P43" style:family="paragraph" style:parent-style-name="Text_20_body" style:list-style-name="L24"/>
    <style:style style:name="P44" style:family="paragraph" style:parent-style-name="Text_20_body" style:list-style-name="L24">
      <style:paragraph-properties fo:margin-top="0cm" fo:margin-bottom="0cm" style:contextual-spacing="false"/>
    </style:style>
    <style:style style:name="P45" style:family="paragraph" style:parent-style-name="Text_20_body" style:list-style-name="L25"/>
    <style:style style:name="P46" style:family="paragraph" style:parent-style-name="Text_20_body" style:list-style-name="L25">
      <style:paragraph-properties fo:margin-top="0cm" fo:margin-bottom="0cm" style:contextual-spacing="false"/>
    </style:style>
    <style:style style:name="P47" style:family="paragraph" style:parent-style-name="Text_20_body" style:list-style-name="L26"/>
    <style:style style:name="P48" style:family="paragraph" style:parent-style-name="Text_20_body" style:list-style-name="L26">
      <style:paragraph-properties fo:margin-top="0cm" fo:margin-bottom="0cm" style:contextual-spacing="false"/>
    </style:style>
    <style:style style:name="P49" style:family="paragraph" style:parent-style-name="Text_20_body" style:list-style-name="L27"/>
    <style:style style:name="P50" style:family="paragraph" style:parent-style-name="Text_20_body" style:list-style-name="L27">
      <style:paragraph-properties fo:margin-top="0cm" fo:margin-bottom="0cm" style:contextual-spacing="false"/>
    </style:style>
    <style:style style:name="P51" style:family="paragraph" style:parent-style-name="Text_20_body" style:list-style-name="L28"/>
    <style:style style:name="P52" style:family="paragraph" style:parent-style-name="Text_20_body" style:list-style-name="L28">
      <style:paragraph-properties fo:margin-top="0cm" fo:margin-bottom="0cm" style:contextual-spacing="false"/>
    </style:style>
    <style:style style:name="P53" style:family="paragraph" style:parent-style-name="Text_20_body" style:list-style-name="L29"/>
    <style:style style:name="P54" style:family="paragraph" style:parent-style-name="Text_20_body" style:list-style-name="L29">
      <style:paragraph-properties fo:margin-top="0cm" fo:margin-bottom="0cm" style:contextual-spacing="false"/>
    </style:style>
    <style:style style:name="P55" style:family="paragraph" style:parent-style-name="Text_20_body" style:list-style-name="L30"/>
    <style:style style:name="P56" style:family="paragraph" style:parent-style-name="Text_20_body" style:list-style-name="L30">
      <style:paragraph-properties fo:margin-top="0cm" fo:margin-bottom="0cm" style:contextual-spacing="false"/>
    </style:style>
    <style:style style:name="P57" style:family="paragraph" style:parent-style-name="Text_20_body" style:list-style-name="L31"/>
    <style:style style:name="P58" style:family="paragraph" style:parent-style-name="Text_20_body" style:list-style-name="L31">
      <style:paragraph-properties fo:margin-top="0cm" fo:margin-bottom="0cm" style:contextual-spacing="false"/>
    </style:style>
    <style:style style:name="P59" style:family="paragraph" style:parent-style-name="Text_20_body" style:list-style-name="L32"/>
    <style:style style:name="P60" style:family="paragraph" style:parent-style-name="Text_20_body" style:list-style-name="L32">
      <style:paragraph-properties fo:margin-top="0cm" fo:margin-bottom="0cm" style:contextual-spacing="false"/>
    </style:style>
    <style:style style:name="P61" style:family="paragraph" style:parent-style-name="Text_20_body" style:list-style-name="L33"/>
    <style:style style:name="P62" style:family="paragraph" style:parent-style-name="Text_20_body" style:list-style-name="L33">
      <style:paragraph-properties fo:margin-top="0cm" fo:margin-bottom="0cm" style:contextual-spacing="false"/>
    </style:style>
    <style:style style:name="P63" style:family="paragraph" style:parent-style-name="Text_20_body" style:list-style-name="L34"/>
    <style:style style:name="P64" style:family="paragraph" style:parent-style-name="Text_20_body" style:list-style-name="L34">
      <style:paragraph-properties fo:margin-top="0cm" fo:margin-bottom="0cm" style:contextual-spacing="false"/>
    </style:style>
    <style:style style:name="P65" style:family="paragraph" style:parent-style-name="Text_20_body" style:list-style-name="L35"/>
    <style:style style:name="P66" style:family="paragraph" style:parent-style-name="Text_20_body" style:list-style-name="L35">
      <style:paragraph-properties fo:margin-top="0cm" fo:margin-bottom="0cm" style:contextual-spacing="false"/>
    </style:style>
    <style:style style:name="P67" style:family="paragraph" style:parent-style-name="Text_20_body" style:list-style-name="L36"/>
    <style:style style:name="P68" style:family="paragraph" style:parent-style-name="Text_20_body" style:list-style-name="L36">
      <style:paragraph-properties fo:margin-top="0cm" fo:margin-bottom="0cm" style:contextual-spacing="false"/>
    </style:style>
    <style:style style:name="P69" style:family="paragraph" style:parent-style-name="Text_20_body" style:list-style-name="L37"/>
    <style:style style:name="P70" style:family="paragraph" style:parent-style-name="Text_20_body" style:list-style-name="L37">
      <style:paragraph-properties fo:margin-top="0cm" fo:margin-bottom="0cm" style:contextual-spacing="false"/>
    </style:style>
    <style:style style:name="P71" style:family="paragraph" style:parent-style-name="Text_20_body" style:list-style-name="L38"/>
    <style:style style:name="P72" style:family="paragraph" style:parent-style-name="Text_20_body" style:list-style-name="L38">
      <style:paragraph-properties fo:margin-top="0cm" fo:margin-bottom="0cm" style:contextual-spacing="false"/>
    </style:style>
    <style:style style:name="P73" style:family="paragraph" style:parent-style-name="Text_20_body" style:list-style-name="L39"/>
    <style:style style:name="P74" style:family="paragraph" style:parent-style-name="Text_20_body" style:list-style-name="L39">
      <style:paragraph-properties fo:margin-top="0cm" fo:margin-bottom="0cm" style:contextual-spacing="false"/>
    </style:style>
    <style:style style:name="P75" style:family="paragraph" style:parent-style-name="Text_20_body" style:list-style-name="L40"/>
    <style:style style:name="P76" style:family="paragraph" style:parent-style-name="Text_20_body" style:list-style-name="L40">
      <style:paragraph-properties fo:margin-top="0cm" fo:margin-bottom="0cm" style:contextual-spacing="false"/>
    </style:style>
    <style:style style:name="P77" style:family="paragraph" style:parent-style-name="Text_20_body" style:list-style-name="L41"/>
    <style:style style:name="P78" style:family="paragraph" style:parent-style-name="Text_20_body" style:list-style-name="L41">
      <style:paragraph-properties fo:margin-top="0cm" fo:margin-bottom="0cm" style:contextual-spacing="false"/>
    </style:style>
    <style:style style:name="P79" style:family="paragraph" style:parent-style-name="Text_20_body" style:list-style-name="L42"/>
    <style:style style:name="P80" style:family="paragraph" style:parent-style-name="Text_20_body" style:list-style-name="L42">
      <style:paragraph-properties fo:margin-top="0cm" fo:margin-bottom="0cm" style:contextual-spacing="false"/>
    </style:style>
    <style:style style:name="P81" style:family="paragraph" style:parent-style-name="Text_20_body" style:list-style-name="L43"/>
    <style:style style:name="P82" style:family="paragraph" style:parent-style-name="Text_20_body" style:list-style-name="L43">
      <style:paragraph-properties fo:margin-top="0cm" fo:margin-bottom="0cm" style:contextual-spacing="false"/>
    </style:style>
    <style:style style:name="P83" style:family="paragraph" style:parent-style-name="Text_20_body" style:list-style-name="L44"/>
    <style:style style:name="P84" style:family="paragraph" style:parent-style-name="Text_20_body" style:list-style-name="L44">
      <style:paragraph-properties fo:margin-top="0cm" fo:margin-bottom="0cm" style:contextual-spacing="false"/>
    </style:style>
    <style:style style:name="P85" style:family="paragraph" style:parent-style-name="Text_20_body" style:list-style-name="L45"/>
    <style:style style:name="P86" style:family="paragraph" style:parent-style-name="Text_20_body" style:list-style-name="L45">
      <style:paragraph-properties fo:margin-top="0cm" fo:margin-bottom="0cm" style:contextual-spacing="false"/>
    </style:style>
    <style:style style:name="P87" style:family="paragraph" style:parent-style-name="Text_20_body" style:list-style-name="L46"/>
    <style:style style:name="P88" style:family="paragraph" style:parent-style-name="Text_20_body" style:list-style-name="L46">
      <style:paragraph-properties fo:margin-top="0cm" fo:margin-bottom="0cm" style:contextual-spacing="false"/>
    </style:style>
    <style:style style:name="P89" style:family="paragraph" style:parent-style-name="Text_20_body" style:list-style-name="L47"/>
    <style:style style:name="P90" style:family="paragraph" style:parent-style-name="Text_20_body" style:list-style-name="L47">
      <style:paragraph-properties fo:margin-top="0cm" fo:margin-bottom="0cm" style:contextual-spacing="false"/>
    </style:style>
    <style:style style:name="P91" style:family="paragraph" style:parent-style-name="Text_20_body" style:list-style-name="L48"/>
    <style:style style:name="P92" style:family="paragraph" style:parent-style-name="Text_20_body" style:list-style-name="L48">
      <style:paragraph-properties fo:margin-top="0cm" fo:margin-bottom="0cm" style:contextual-spacing="false"/>
    </style:style>
    <style:style style:name="P93" style:family="paragraph" style:parent-style-name="Text_20_body" style:list-style-name="L49"/>
    <style:style style:name="P94" style:family="paragraph" style:parent-style-name="Text_20_body" style:list-style-name="L49">
      <style:paragraph-properties fo:margin-top="0cm" fo:margin-bottom="0cm" style:contextual-spacing="false"/>
    </style:style>
    <style:style style:name="P95" style:family="paragraph" style:parent-style-name="Text_20_body" style:list-style-name="L50"/>
    <style:style style:name="P96" style:family="paragraph" style:parent-style-name="Text_20_body" style:list-style-name="L50">
      <style:paragraph-properties fo:margin-top="0cm" fo:margin-bottom="0cm" style:contextual-spacing="false"/>
    </style:style>
    <style:style style:name="P97" style:family="paragraph" style:parent-style-name="Text_20_body" style:list-style-name="L51"/>
    <style:style style:name="P98" style:family="paragraph" style:parent-style-name="Text_20_body" style:list-style-name="L51">
      <style:paragraph-properties fo:margin-top="0cm" fo:margin-bottom="0cm" style:contextual-spacing="false"/>
    </style:style>
    <style:style style:name="P99" style:family="paragraph" style:parent-style-name="Text_20_body" style:list-style-name="L52"/>
    <style:style style:name="P100" style:family="paragraph" style:parent-style-name="Text_20_body" style:list-style-name="L52">
      <style:paragraph-properties fo:margin-top="0cm" fo:margin-bottom="0cm" style:contextual-spacing="false"/>
    </style:style>
    <style:style style:name="P101" style:family="paragraph" style:parent-style-name="Text_20_body" style:list-style-name="L53"/>
    <style:style style:name="P102" style:family="paragraph" style:parent-style-name="Text_20_body" style:list-style-name="L53">
      <style:paragraph-properties fo:margin-top="0cm" fo:margin-bottom="0cm" style:contextual-spacing="false"/>
    </style:style>
    <style:style style:name="P103" style:family="paragraph" style:parent-style-name="Text_20_body" style:list-style-name="L54"/>
    <style:style style:name="P104" style:family="paragraph" style:parent-style-name="Text_20_body" style:list-style-name="L54">
      <style:paragraph-properties fo:margin-top="0cm" fo:margin-bottom="0cm" style:contextual-spacing="false"/>
    </style:style>
    <style:style style:name="P105" style:family="paragraph" style:parent-style-name="Text_20_body" style:list-style-name="L55"/>
    <style:style style:name="P106" style:family="paragraph" style:parent-style-name="Text_20_body" style:list-style-name="L55">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eningkatan untuk Sistem Asset Maintenance Mall</text:span></text:h>
      <text:p text:style-name="Text_20_body">Sistem <text:span text:style-name="Strong_20_Emphasis">Asset Maintenance Mall</text:span> yang telah dirancang sebelumnya sudah mencakup banyak fitur penting untuk mengelola, memantau, dan melakukan pemeliharaan aset di mall. Namun, selalu ada ruang untuk peningkatan guna meningkatkan efisiensi, keamanan, dan kenyamanan pengguna. Berikut adalah beberapa rekomendasi peningkatan yang dapat dipertimbangkan:</text:p>
      <text:p text:style-name="Horizontal_20_Line"/>
      <text:h text:style-name="Heading_20_4" text:outline-level="4"><text:span text:style-name="Strong_20_Emphasis">1. Integrasi dengan Perangkat Mobile</text:span></text:h>
      <text:p text:style-name="Text_20_body"><text:span text:style-name="Strong_20_Emphasis">Deskripsi:</text:span> Mengembangkan aplikasi mobile atau responsif web untuk memungkinkan <text:span text:style-name="Strong_20_Emphasis">Technician</text:span>, <text:span text:style-name="Strong_20_Emphasis">Supervisor</text:span>, dan <text:span text:style-name="Strong_20_Emphasis">Admin</text:span> mengakses sistem dari perangkat mobile seperti smartphone atau tablet.</text:p>
      <text:p text:style-name="Text_20_body"><text:span text:style-name="Strong_20_Emphasis">Manfaat:</text:span></text:p>
      <text:list xml:id="list2782943126" text:style-name="L8">
        <text:list-item>
          <text:p text:style-name="P12"><text:span text:style-name="Strong_20_Emphasis">Akses Real-time:</text:span> Teknisi dapat memperbarui status tugas langsung dari lapangan tanpa perlu kembali ke kantor.</text:p>
        </text:list-item>
        <text:list-item>
          <text:p text:style-name="P12"><text:span text:style-name="Strong_20_Emphasis">Kenyamanan:</text:span> Memudahkan pengguna dalam mengakses data dan melakukan tugas kapan saja dan di mana saja.</text:p>
        </text:list-item>
        <text:list-item>
          <text:p text:style-name="P11"><text:span text:style-name="Strong_20_Emphasis">Peningkatan Responsivitas:</text:span> Mempercepat proses penyelesaian tugas dan pelaporan masalah.</text:p>
        </text:list-item>
      </text:list>
      <text:p text:style-name="Text_20_body"><text:span text:style-name="Strong_20_Emphasis">Implementasi:</text:span></text:p>
      <text:list xml:id="list866461602" text:style-name="L9">
        <text:list-item>
          <text:p text:style-name="P14"><text:span text:style-name="Strong_20_Emphasis">API Development:</text:span> Mengembangkan API yang memungkinkan aplikasi mobile berkomunikasi dengan database.</text:p>
        </text:list-item>
        <text:list-item>
          <text:p text:style-name="P14"><text:span text:style-name="Strong_20_Emphasis">User Interface (UI):</text:span> Mendesain UI yang ramah mobile dengan navigasi yang mudah.</text:p>
        </text:list-item>
        <text:list-item>
          <text:p text:style-name="P13"><text:span text:style-name="Strong_20_Emphasis">Keamanan:</text:span> Memastikan autentikasi dan otorisasi yang kuat untuk akses mobile.</text:p>
        </text:list-item>
      </text:list>
      <text:p text:style-name="Horizontal_20_Line"/>
      <text:h text:style-name="Heading_20_4" text:outline-level="4"><text:span text:style-name="Strong_20_Emphasis">2. Notifikasi dan Pengingat Otomatis</text:span></text:h>
      <text:p text:style-name="Text_20_body"><text:span text:style-name="Strong_20_Emphasis">Deskripsi:</text:span> Menambahkan sistem notifikasi untuk mengingatkan pengguna tentang tugas yang mendekati tenggat waktu atau tugas yang belum diselesaikan.</text:p>
      <text:p text:style-name="Text_20_body"><text:span text:style-name="Strong_20_Emphasis">Manfaat:</text:span></text:p>
      <text:list xml:id="list1378367043" text:style-name="L10">
        <text:list-item>
          <text:p text:style-name="P16"><text:span text:style-name="Strong_20_Emphasis">Pengelolaan Waktu yang Lebih Baik:</text:span> Mengurangi kemungkinan tugas terlambat atau terlewat.</text:p>
        </text:list-item>
        <text:list-item>
          <text:p text:style-name="P16"><text:span text:style-name="Strong_20_Emphasis">Peningkatan Produktivitas:</text:span> Memastikan tugas diprioritaskan dan diselesaikan tepat waktu.</text:p>
        </text:list-item>
        <text:list-item>
          <text:p text:style-name="P15"><text:span text:style-name="Strong_20_Emphasis">Transparansi:</text:span> Memberikan visibilitas lebih kepada <text:span text:style-name="Strong_20_Emphasis">Supervisor</text:span> dan <text:span text:style-name="Strong_20_Emphasis">Manager</text:span> tentang status tugas.</text:p>
        </text:list-item>
      </text:list>
      <text:p text:style-name="Text_20_body"><text:span text:style-name="Strong_20_Emphasis">Implementasi:</text:span></text:p>
      <text:list xml:id="list1307210127" text:style-name="L11">
        <text:list-item>
          <text:p text:style-name="P18"><text:span text:style-name="Strong_20_Emphasis">Email Notifications:</text:span> Mengirimkan email otomatis berdasarkan kondisi tertentu (misalnya, tugas belum diselesaikan setelah 3 hari).</text:p>
        </text:list-item>
        <text:list-item>
          <text:p text:style-name="P18"><text:span text:style-name="Strong_20_Emphasis">In-App Notifications:</text:span> Menampilkan notifikasi langsung di aplikasi web atau mobile.</text:p>
        </text:list-item>
        <text:list-item>
          <text:p text:style-name="P17"><text:span text:style-name="Strong_20_Emphasis">Push Notifications:</text:span> Untuk aplikasi mobile, mengirimkan notifikasi push kepada pengguna.</text:p>
        </text:list-item>
      </text:list>
      <text:p text:style-name="Text_20_body"><text:soft-page-break/><text:span text:style-name="Strong_20_Emphasis">Contoh Query SQL untuk Mendapatkan Tugas yang Mendekati Tenggat:</text:span></text:p>
      <text:p text:style-name="Preformatted_20_Text">sql</text:p>
      <text:p text:style-name="Preformatted_20_Text">Copy code</text:p>
      <text:p text:style-name="P1"><text:span text:style-name="Source_20_Text">SELECT </text:span></text:p>
      <text:p text:style-name="P1"><text:span text:style-name="Source_20_Text"><text:s text:c="4"/>ci.checklist_item_id,</text:span></text:p>
      <text:p text:style-name="P1"><text:span text:style-name="Source_20_Text"><text:s text:c="4"/>a.asset_name,</text:span></text:p>
      <text:p text:style-name="P1"><text:span text:style-name="Source_20_Text"><text:s text:c="4"/>ci.item_description,</text:span></text:p>
      <text:p text:style-name="P1"><text:span text:style-name="Source_20_Text"><text:s text:c="4"/>c.checklist_date,</text:span></text:p>
      <text:p text:style-name="P1"><text:span text:style-name="Source_20_Text"><text:s text:c="4"/>u.username AS technician,</text:span></text:p>
      <text:p text:style-name="P1"><text:span text:style-name="Source_20_Text"><text:s text:c="4"/>DATEDIFF(ci.date_completed, NOW()) AS days_left</text:span></text:p>
      <text:p text:style-name="P1"><text:span text:style-name="Source_20_Text">FROM </text:span></text:p>
      <text:p text:style-name="P1"><text:span text:style-name="Source_20_Text"><text:s text:c="4"/>Checklist_Items ci</text:span></text:p>
      <text:p text:style-name="P1"><text:span text:style-name="Source_20_Text">JOIN </text:span></text:p>
      <text:p text:style-name="P1"><text:span text:style-name="Source_20_Text"><text:s text:c="4"/>Checklists c ON ci.checklist_id = c.checklist_id</text:span></text:p>
      <text:p text:style-name="P1"><text:span text:style-name="Source_20_Text">JOIN </text:span></text:p>
      <text:p text:style-name="P1"><text:span text:style-name="Source_20_Text"><text:s text:c="4"/>Assets a ON c.asset_id = a.asset_id</text:span></text:p>
      <text:p text:style-name="P1"><text:span text:style-name="Source_20_Text">JOIN </text:span></text:p>
      <text:p text:style-name="P1"><text:span text:style-name="Source_20_Text"><text:s text:c="4"/>Users u ON ci.technician_id = u.user_id</text:span></text:p>
      <text:p text:style-name="P1"><text:span text:style-name="Source_20_Text">WHERE </text:span></text:p>
      <text:p text:style-name="P1"><text:span text:style-name="Source_20_Text"><text:s text:c="4"/>ci.status = 'Pending' </text:span></text:p>
      <text:p text:style-name="P2"><text:span text:style-name="Source_20_Text"><text:s text:c="4"/>AND DATE_ADD(c.checklist_date, INTERVAL 7 DAY) &lt;= NOW() + INTERVAL 2 DAY;</text:span></text:p>
      <text:p text:style-name="Text_20_body"><text:span text:style-name="Emphasis">Catatan: Asumsikan setiap checklist memiliki durasi pemeliharaan 7 hari.</text:span></text:p>
      <text:p text:style-name="Horizontal_20_Line"/>
      <text:h text:style-name="Heading_20_4" text:outline-level="4"><text:span text:style-name="Strong_20_Emphasis">3. Dashboard Real-time</text:span></text:h>
      <text:p text:style-name="Text_20_body"><text:span text:style-name="Strong_20_Emphasis">Deskripsi:</text:span> Menyediakan dashboard visual yang menampilkan status pemeliharaan aset secara real-time untuk <text:span text:style-name="Strong_20_Emphasis">Manager</text:span> dan <text:span text:style-name="Strong_20_Emphasis">Supervisor</text:span>.</text:p>
      <text:p text:style-name="Text_20_body"><text:span text:style-name="Strong_20_Emphasis">Manfaat:</text:span></text:p>
      <text:list xml:id="list2184780598" text:style-name="L12">
        <text:list-item>
          <text:p text:style-name="P20"><text:span text:style-name="Strong_20_Emphasis">Visibilitas Tinggi:</text:span> Memberikan gambaran cepat tentang status keseluruhan pemeliharaan aset.</text:p>
        </text:list-item>
        <text:list-item>
          <text:p text:style-name="P20"><text:span text:style-name="Strong_20_Emphasis">Pengambilan Keputusan yang Cepat:</text:span> Memungkinkan <text:span text:style-name="Strong_20_Emphasis">Manager</text:span> untuk segera mengidentifikasi dan menangani masalah.</text:p>
        </text:list-item>
        <text:list-item>
          <text:p text:style-name="P19"><text:span text:style-name="Strong_20_Emphasis">Monitoring Progres:</text:span> Memantau progres tugas dan kinerja tim secara keseluruhan.</text:p>
        </text:list-item>
      </text:list>
      <text:p text:style-name="Text_20_body"><text:span text:style-name="Strong_20_Emphasis">Implementasi:</text:span></text:p>
      <text:list xml:id="list2728230394" text:style-name="L13">
        <text:list-item>
          <text:p text:style-name="P22"><text:span text:style-name="Strong_20_Emphasis">Visualisasi Data:</text:span> Menggunakan grafik, diagram, dan tabel interaktif.</text:p>
        </text:list-item>
        <text:list-item>
          <text:p text:style-name="P22"><text:span text:style-name="Strong_20_Emphasis">Refresh Otomatis:</text:span> Memastikan data di dashboard selalu diperbarui secara real-time.</text:p>
        </text:list-item>
        <text:list-item>
          <text:p text:style-name="P21"><text:span text:style-name="Strong_20_Emphasis">Customizable Widgets:</text:span> Memungkinkan pengguna menyesuaikan tampilan dashboard sesuai kebutuhan mereka.</text:p>
        </text:list-item>
      </text:list>
      <text:p text:style-name="Text_20_body"><text:span text:style-name="Strong_20_Emphasis">Contoh Elemen Dashboard:</text:span></text:p>
      <text:list xml:id="list3574816977" text:style-name="L14">
        <text:list-item>
          <text:p text:style-name="P24"><text:span text:style-name="Strong_20_Emphasis">Total Aset:</text:span> Jumlah total aset yang dikelola.</text:p>
        </text:list-item>
        <text:list-item>
          <text:p text:style-name="P24"><text:span text:style-name="Strong_20_Emphasis">Aset dalam Pemeliharaan:</text:span> Jumlah aset yang sedang dalam proses pemeliharaan.</text:p>
        </text:list-item>
        <text:list-item>
          <text:p text:style-name="P24"><text:span text:style-name="Strong_20_Emphasis">Tugas Tertunda:</text:span> Jumlah tugas yang belum diselesaikan.</text:p>
        </text:list-item>
        <text:list-item>
          <text:p text:style-name="P23"><text:span text:style-name="Strong_20_Emphasis">Status Tugas:</text:span> Diagram pie atau bar untuk menunjukkan persentase tugas yang Completed, Pending, dan Failed.</text:p>
        </text:list-item>
      </text:list>
      <text:p text:style-name="Horizontal_20_Line"/>
      <text:h text:style-name="Heading_20_4" text:outline-level="4"><text:soft-page-break/><text:span text:style-name="Strong_20_Emphasis">4. Analitik dan Pelaporan Lanjutan</text:span></text:h>
      <text:p text:style-name="Text_20_body"><text:span text:style-name="Strong_20_Emphasis">Deskripsi:</text:span> Menambahkan fitur analitik untuk menganalisis data pemeliharaan dan menghasilkan laporan yang lebih mendalam.</text:p>
      <text:p text:style-name="Text_20_body"><text:span text:style-name="Strong_20_Emphasis">Manfaat:</text:span></text:p>
      <text:list xml:id="list16923137" text:style-name="L15">
        <text:list-item>
          <text:p text:style-name="P26"><text:span text:style-name="Strong_20_Emphasis">Perencanaan yang Lebih Baik:</text:span> Memungkinkan <text:span text:style-name="Strong_20_Emphasis">Manager</text:span> untuk mengidentifikasi tren dan pola pemeliharaan.</text:p>
        </text:list-item>
        <text:list-item>
          <text:p text:style-name="P26"><text:span text:style-name="Strong_20_Emphasis">Optimasi Sumber Daya:</text:span> Mengidentifikasi area yang membutuhkan lebih banyak sumber daya atau perhatian.</text:p>
        </text:list-item>
        <text:list-item>
          <text:p text:style-name="P25"><text:span text:style-name="Strong_20_Emphasis">Peningkatan Kinerja:</text:span> Menilai kinerja teknisi dan divisi secara objektif.</text:p>
        </text:list-item>
      </text:list>
      <text:p text:style-name="Text_20_body"><text:span text:style-name="Strong_20_Emphasis">Implementasi:</text:span></text:p>
      <text:list xml:id="list3368184214" text:style-name="L16">
        <text:list-item>
          <text:p text:style-name="P28"><text:span text:style-name="Strong_20_Emphasis">Data Warehousing:</text:span> Mengintegrasikan data dari berbagai tabel untuk analisis mendalam.</text:p>
        </text:list-item>
        <text:list-item>
          <text:p text:style-name="P28"><text:span text:style-name="Strong_20_Emphasis">Business Intelligence Tools:</text:span> Menggunakan tools seperti Tableau, Power BI, atau Metabase untuk visualisasi dan analisis.</text:p>
        </text:list-item>
        <text:list-item>
          <text:p text:style-name="P27"><text:span text:style-name="Strong_20_Emphasis">Custom Reports:</text:span> Mengembangkan laporan khusus berdasarkan kebutuhan bisnis.</text:p>
        </text:list-item>
      </text:list>
      <text:p text:style-name="Text_20_body"><text:span text:style-name="Strong_20_Emphasis">Contoh Query SQL untuk Analisis Pemeliharaan Bulanan:</text:span></text:p>
      <text:p text:style-name="Preformatted_20_Text">sql</text:p>
      <text:p text:style-name="Preformatted_20_Text">Copy code</text:p>
      <text:p text:style-name="P1"><text:span text:style-name="Source_20_Text">SELECT </text:span></text:p>
      <text:p text:style-name="P1"><text:span text:style-name="Source_20_Text"><text:s text:c="4"/>MONTH(maintenance_date) AS month,</text:span></text:p>
      <text:p text:style-name="P1"><text:span text:style-name="Source_20_Text"><text:s text:c="4"/>COUNT(*) AS total_maintenance,</text:span></text:p>
      <text:p text:style-name="P1"><text:span text:style-name="Source_20_Text"><text:s text:c="4"/>SUM(CASE WHEN status = 'Completed' THEN 1 ELSE 0 END) AS completed_maintenance,</text:span></text:p>
      <text:p text:style-name="P1"><text:span text:style-name="Source_20_Text"><text:s text:c="4"/>SUM(CASE WHEN status = 'Failed' THEN 1 ELSE 0 END) AS failed_maintenance</text:span></text:p>
      <text:p text:style-name="P1"><text:span text:style-name="Source_20_Text">FROM </text:span></text:p>
      <text:p text:style-name="P1"><text:span text:style-name="Source_20_Text"><text:s text:c="4"/>Asset_Maintenance_History</text:span></text:p>
      <text:p text:style-name="P1"><text:span text:style-name="Source_20_Text">WHERE </text:span></text:p>
      <text:p text:style-name="P1"><text:span text:style-name="Source_20_Text"><text:s text:c="4"/>YEAR(maintenance_date) = 2024</text:span></text:p>
      <text:p text:style-name="P1"><text:span text:style-name="Source_20_Text">GROUP BY </text:span></text:p>
      <text:p text:style-name="P1"><text:span text:style-name="Source_20_Text"><text:s text:c="4"/>MONTH(maintenance_date)</text:span></text:p>
      <text:p text:style-name="P1"><text:span text:style-name="Source_20_Text">ORDER BY </text:span></text:p>
      <text:p text:style-name="P2"><text:span text:style-name="Source_20_Text"><text:s text:c="4"/>month;</text:span></text:p>
      <text:p text:style-name="Horizontal_20_Line"/>
      <text:h text:style-name="Heading_20_4" text:outline-level="4"><text:span text:style-name="Strong_20_Emphasis">5. Manajemen Inventaris</text:span></text:h>
      <text:p text:style-name="Text_20_body"><text:span text:style-name="Strong_20_Emphasis">Deskripsi:</text:span> Menambahkan modul untuk mengelola inventaris suku cadang dan perlengkapan pemeliharaan.</text:p>
      <text:p text:style-name="Text_20_body"><text:span text:style-name="Strong_20_Emphasis">Manfaat:</text:span></text:p>
      <text:list xml:id="list1097481504" text:style-name="L17">
        <text:list-item>
          <text:p text:style-name="P30"><text:span text:style-name="Strong_20_Emphasis">Pengelolaan Stok yang Efisien:</text:span> Memastikan ketersediaan suku cadang yang diperlukan untuk pemeliharaan.</text:p>
        </text:list-item>
        <text:list-item>
          <text:p text:style-name="P30"><text:span text:style-name="Strong_20_Emphasis">Pengurangan Downtime:</text:span> Menghindari keterlambatan pemeliharaan karena kekurangan stok.</text:p>
        </text:list-item>
        <text:list-item>
          <text:p text:style-name="P29"><text:span text:style-name="Strong_20_Emphasis">Pengendalian Biaya:</text:span> Mengoptimalkan penggunaan dan pengadaan inventaris.</text:p>
        </text:list-item>
      </text:list>
      <text:p text:style-name="Text_20_body"><text:span text:style-name="Strong_20_Emphasis">Implementasi:</text:span></text:p>
      <text:list xml:id="list3777974299" text:style-name="L18">
        <text:list-item>
          <text:p text:style-name="P32"><text:soft-page-break/><text:span text:style-name="Strong_20_Emphasis">Tabel Inventaris:</text:span> Menambahkan tabel baru untuk menyimpan data inventaris.</text:p>
        </text:list-item>
        <text:list-item>
          <text:p text:style-name="P32"><text:span text:style-name="Strong_20_Emphasis">Pencatatan Penggunaan:</text:span> Melacak penggunaan suku cadang saat pemeliharaan dilakukan.</text:p>
        </text:list-item>
        <text:list-item>
          <text:p text:style-name="P31"><text:span text:style-name="Strong_20_Emphasis">Notifikasi Stok Rendah:</text:span> Mengirimkan peringatan saat stok mencapai batas minimum.</text:p>
        </text:list-item>
      </text:list>
      <text:p text:style-name="Text_20_body"><text:span text:style-name="Strong_20_Emphasis">Struktur Tabel </text:span><text:span text:style-name="Strong_20_Emphasis"><text:span text:style-name="Source_20_Text">Inventory</text:span></text:span><text:span text:style-name="Strong_20_Emphasis">:</text:span></text:p>
      <text:p text:style-name="Preformatted_20_Text">sql</text:p>
      <text:p text:style-name="Preformatted_20_Text">Copy code</text:p>
      <text:p text:style-name="P1"><text:span text:style-name="Source_20_Text">CREATE TABLE Inventory (</text:span></text:p>
      <text:p text:style-name="P1"><text:span text:style-name="Source_20_Text"><text:s text:c="4"/>inventory_id INT PRIMARY KEY AUTO_INCREMENT,</text:span></text:p>
      <text:p text:style-name="P1"><text:span text:style-name="Source_20_Text"><text:s text:c="4"/>item_name VARCHAR(255) NOT NULL,</text:span></text:p>
      <text:p text:style-name="P1"><text:span text:style-name="Source_20_Text"><text:s text:c="4"/>description TEXT,</text:span></text:p>
      <text:p text:style-name="P1"><text:span text:style-name="Source_20_Text"><text:s text:c="4"/>quantity INT NOT NULL DEFAULT 0,</text:span></text:p>
      <text:p text:style-name="P1"><text:span text:style-name="Source_20_Text"><text:s text:c="4"/>minimum_required INT NOT NULL DEFAULT 10,</text:span></text:p>
      <text:p text:style-name="P1"><text:span text:style-name="Source_20_Text"><text:s text:c="4"/>location VARCHAR(255),</text:span></text:p>
      <text:p text:style-name="P1"><text:span text:style-name="Source_20_Text"><text:s text:c="4"/>last_updated DATETIME DEFAULT CURRENT_TIMESTAMP ON UPDATE CURRENT_TIMESTAMP</text:span></text:p>
      <text:p text:style-name="P2"><text:span text:style-name="Source_20_Text">);</text:span></text:p>
      <text:p text:style-name="Text_20_body"><text:span text:style-name="Strong_20_Emphasis">Contoh Query SQL untuk Menampilkan Stok yang Rendah:</text:span></text:p>
      <text:p text:style-name="Preformatted_20_Text">sql</text:p>
      <text:p text:style-name="Preformatted_20_Text">Copy code</text:p>
      <text:p text:style-name="P1"><text:span text:style-name="Source_20_Text">SELECT </text:span></text:p>
      <text:p text:style-name="P1"><text:span text:style-name="Source_20_Text"><text:s text:c="4"/>item_name,</text:span></text:p>
      <text:p text:style-name="P1"><text:span text:style-name="Source_20_Text"><text:s text:c="4"/>quantity,</text:span></text:p>
      <text:p text:style-name="P1"><text:span text:style-name="Source_20_Text"><text:s text:c="4"/>minimum_required,</text:span></text:p>
      <text:p text:style-name="P1"><text:span text:style-name="Source_20_Text"><text:s text:c="4"/>location</text:span></text:p>
      <text:p text:style-name="P1"><text:span text:style-name="Source_20_Text">FROM </text:span></text:p>
      <text:p text:style-name="P1"><text:span text:style-name="Source_20_Text"><text:s text:c="4"/>Inventory</text:span></text:p>
      <text:p text:style-name="P1"><text:span text:style-name="Source_20_Text">WHERE </text:span></text:p>
      <text:p text:style-name="P2"><text:span text:style-name="Source_20_Text"><text:s text:c="4"/>quantity &lt; minimum_required;</text:span></text:p>
      <text:p text:style-name="Horizontal_20_Line"/>
      <text:h text:style-name="Heading_20_4" text:outline-level="4"><text:span text:style-name="Strong_20_Emphasis">6. Integrasi dengan Sistem Lain</text:span></text:h>
      <text:p text:style-name="Text_20_body"><text:span text:style-name="Strong_20_Emphasis">Deskripsi:</text:span> Mengintegrasikan sistem <text:span text:style-name="Strong_20_Emphasis">Asset Maintenance Mall</text:span> dengan sistem lain yang digunakan di mall, seperti sistem keamanan, manajemen gedung, atau sistem ERP.</text:p>
      <text:p text:style-name="Text_20_body"><text:span text:style-name="Strong_20_Emphasis">Manfaat:</text:span></text:p>
      <text:list xml:id="list3357715860" text:style-name="L19">
        <text:list-item>
          <text:p text:style-name="P34"><text:span text:style-name="Strong_20_Emphasis">Keterpaduan Data:</text:span> Memastikan data konsisten dan terintegrasi di seluruh sistem.</text:p>
        </text:list-item>
        <text:list-item>
          <text:p text:style-name="P34"><text:span text:style-name="Strong_20_Emphasis">Automasi Proses:</text:span> Mengurangi pekerjaan manual dengan mengotomatisasi alur kerja antar sistem.</text:p>
        </text:list-item>
        <text:list-item>
          <text:p text:style-name="P33"><text:span text:style-name="Strong_20_Emphasis">Penghematan Waktu:</text:span> Mempercepat akses data dan informasi yang dibutuhkan dari berbagai sumber.</text:p>
        </text:list-item>
      </text:list>
      <text:p text:style-name="Text_20_body"><text:span text:style-name="Strong_20_Emphasis">Implementasi:</text:span></text:p>
      <text:list xml:id="list3706162422" text:style-name="L20">
        <text:list-item>
          <text:p text:style-name="P36"><text:span text:style-name="Strong_20_Emphasis">API Integration:</text:span> Mengembangkan API untuk memungkinkan pertukaran data antara sistem.</text:p>
        </text:list-item>
        <text:list-item>
          <text:p text:style-name="P36"><text:span text:style-name="Strong_20_Emphasis">Webhook:</text:span> Menggunakan webhook untuk mengirim notifikasi atau update secara otomatis saat terjadi perubahan data.</text:p>
        </text:list-item>
        <text:list-item>
          <text:p text:style-name="P35"><text:span text:style-name="Strong_20_Emphasis">Single Sign-On (SSO):</text:span> Memungkinkan pengguna untuk mengakses berbagai sistem dengan satu kredensial.</text:p>
        </text:list-item>
      </text:list>
      <text:p text:style-name="Horizontal_20_Line"><text:soft-page-break/></text:p>
      <text:h text:style-name="Heading_20_4" text:outline-level="4"><text:span text:style-name="Strong_20_Emphasis">7. Pemeliharaan Prediktif</text:span></text:h>
      <text:p text:style-name="Text_20_body"><text:span text:style-name="Strong_20_Emphasis">Deskripsi:</text:span> Menggunakan data historis dan analitik untuk memprediksi kapan aset mungkin membutuhkan pemeliharaan sebelum terjadi kerusakan.</text:p>
      <text:p text:style-name="Text_20_body"><text:span text:style-name="Strong_20_Emphasis">Manfaat:</text:span></text:p>
      <text:list xml:id="list3133027934" text:style-name="L21">
        <text:list-item>
          <text:p text:style-name="P38"><text:span text:style-name="Strong_20_Emphasis">Pencegahan Kerusakan:</text:span> Mengurangi risiko kerusakan mendadak yang dapat menyebabkan downtime.</text:p>
        </text:list-item>
        <text:list-item>
          <text:p text:style-name="P38"><text:span text:style-name="Strong_20_Emphasis">Optimasi Pemeliharaan:</text:span> Menjadwalkan pemeliharaan berdasarkan kebutuhan nyata, bukan hanya berdasarkan jadwal tetap.</text:p>
        </text:list-item>
        <text:list-item>
          <text:p text:style-name="P37"><text:span text:style-name="Strong_20_Emphasis">Penghematan Biaya:</text:span> Mengurangi biaya pemeliharaan darurat dan kerusakan besar.</text:p>
        </text:list-item>
      </text:list>
      <text:p text:style-name="Text_20_body"><text:span text:style-name="Strong_20_Emphasis">Implementasi:</text:span></text:p>
      <text:list xml:id="list1165140347" text:style-name="L22">
        <text:list-item>
          <text:p text:style-name="P40"><text:span text:style-name="Strong_20_Emphasis">Data Collection:</text:span> Mengumpulkan data historis tentang pemeliharaan dan kinerja aset.</text:p>
        </text:list-item>
        <text:list-item>
          <text:p text:style-name="P40"><text:span text:style-name="Strong_20_Emphasis">Machine Learning Models:</text:span> Mengembangkan model prediktif untuk menganalisis data dan memprediksi kebutuhan pemeliharaan.</text:p>
        </text:list-item>
        <text:list-item>
          <text:p text:style-name="P39"><text:span text:style-name="Strong_20_Emphasis">Integrasi dengan Sistem:</text:span> Menyediakan rekomendasi pemeliharaan prediktif melalui dashboard atau notifikasi.</text:p>
        </text:list-item>
      </text:list>
      <text:p text:style-name="Text_20_body"><text:span text:style-name="Strong_20_Emphasis">Contoh Pendekatan:</text:span> Menggunakan regresi linier atau model machine learning lainnya untuk memprediksi waktu pemeliharaan berikutnya berdasarkan data historis.</text:p>
      <text:p text:style-name="Horizontal_20_Line"/>
      <text:h text:style-name="Heading_20_4" text:outline-level="4"><text:span text:style-name="Strong_20_Emphasis">8. Backup dan Pemulihan Data</text:span></text:h>
      <text:p text:style-name="Text_20_body"><text:span text:style-name="Strong_20_Emphasis">Deskripsi:</text:span> Menambahkan sistem backup reguler dan strategi pemulihan data untuk memastikan data aman dan dapat dipulihkan jika terjadi kegagalan.</text:p>
      <text:p text:style-name="Text_20_body"><text:span text:style-name="Strong_20_Emphasis">Manfaat:</text:span></text:p>
      <text:list xml:id="list2535127725" text:style-name="L23">
        <text:list-item>
          <text:p text:style-name="P42"><text:span text:style-name="Strong_20_Emphasis">Keamanan Data:</text:span> Melindungi data dari kehilangan akibat kegagalan hardware, kesalahan manusia, atau serangan siber.</text:p>
        </text:list-item>
        <text:list-item>
          <text:p text:style-name="P41"><text:span text:style-name="Strong_20_Emphasis">Kontinuitas Bisnis:</text:span> Memastikan operasional tetap berjalan meskipun terjadi masalah teknis.</text:p>
        </text:list-item>
      </text:list>
      <text:p text:style-name="Text_20_body">**Implementasi:</text:p>
      <text:p text:style-name="Text_20_body">:</text:p>
      <text:list xml:id="list2577010814" text:style-name="L24">
        <text:list-item>
          <text:p text:style-name="P44"><text:span text:style-name="Strong_20_Emphasis">Regular Backups:</text:span> Menjadwalkan backup otomatis secara reguler (harian, mingguan) menggunakan tools seperti <text:span text:style-name="Source_20_Text">mysqldump</text:span>, <text:span text:style-name="Source_20_Text">pg_dump</text:span>, atau solusi backup cloud.</text:p>
        </text:list-item>
        <text:list-item>
          <text:p text:style-name="P44"><text:span text:style-name="Strong_20_Emphasis">Offsite Storage:</text:span> Menyimpan salinan backup di lokasi yang berbeda atau menggunakan layanan cloud seperti AWS S3, Google Cloud Storage, atau Azure Blob Storage.</text:p>
        </text:list-item>
        <text:list-item>
          <text:p text:style-name="P44"><text:span text:style-name="Strong_20_Emphasis">Disaster Recovery Plan:</text:span> Menyusun rencana pemulihan data yang mencakup langkah-langkah spesifik untuk mengembalikan sistem dari backup dalam waktu minimal.</text:p>
        </text:list-item>
        <text:list-item>
          <text:p text:style-name="P43"><text:span text:style-name="Strong_20_Emphasis">Testing Backups:</text:span> Secara berkala menguji proses pemulihan untuk memastikan bahwa backup dapat dipulihkan dengan sukses.</text:p>
        </text:list-item>
      </text:list>
      <text:p text:style-name="Text_20_body"><text:soft-page-break/><text:span text:style-name="Strong_20_Emphasis">Contoh Skrip Backup untuk MySQL:</text:span></text:p>
      <text:p text:style-name="Preformatted_20_Text">bash</text:p>
      <text:p text:style-name="Preformatted_20_Text">Copy code</text:p>
      <text:p text:style-name="P1"><text:span text:style-name="Source_20_Text">#!/bin/bash</text:span></text:p>
      <text:p text:style-name="P1"><text:span text:style-name="Source_20_Text"># Skrip Backup MySQL</text:span></text:p>
      <text:p text:style-name="P1"/>
      <text:p text:style-name="P1"><text:span text:style-name="Source_20_Text"># Konfigurasi</text:span></text:p>
      <text:p text:style-name="P1"><text:span text:style-name="Source_20_Text">USER="db_user"</text:span></text:p>
      <text:p text:style-name="P1"><text:span text:style-name="Source_20_Text">PASSWORD="db_password"</text:span></text:p>
      <text:p text:style-name="P1"><text:span text:style-name="Source_20_Text">DATABASE="asset_maintenance_db"</text:span></text:p>
      <text:p text:style-name="P1"><text:span text:style-name="Source_20_Text">BACKUP_DIR="/path/to/backup/directory"</text:span></text:p>
      <text:p text:style-name="P1"><text:span text:style-name="Source_20_Text">DATE=$(date +"%Y%m%d%H%M")</text:span></text:p>
      <text:p text:style-name="P1"/>
      <text:p text:style-name="P1"><text:span text:style-name="Source_20_Text"># Membuat backup</text:span></text:p>
      <text:p text:style-name="P1"><text:span text:style-name="Source_20_Text">mysqldump -u $USER -p$PASSWORD $DATABASE &gt; $BACKUP_DIR/${DATABASE}_backup_$DATE.sql</text:span></text:p>
      <text:p text:style-name="P1"/>
      <text:p text:style-name="P1"><text:span text:style-name="Source_20_Text"># Menghapus backup yang lebih lama dari 30 hari</text:span></text:p>
      <text:p text:style-name="P2"><text:span text:style-name="Source_20_Text">find $BACKUP_DIR -type f -name "${DATABASE}_backup_*.sql" -mtime +30 -exec rm {} \;</text:span></text:p>
      <text:p text:style-name="Horizontal_20_Line"/>
      <text:h text:style-name="Heading_20_4" text:outline-level="4"><text:span text:style-name="Strong_20_Emphasis">9. Pengaturan Hak Akses yang Lebih Rinci</text:span></text:h>
      <text:p text:style-name="Text_20_body"><text:span text:style-name="Strong_20_Emphasis">Deskripsi:</text:span> Menerapkan pengaturan hak akses yang lebih rinci untuk memastikan setiap pengguna hanya dapat mengakses dan mengelola data yang relevan dengan peran mereka.</text:p>
      <text:p text:style-name="Text_20_body"><text:span text:style-name="Strong_20_Emphasis">Manfaat:</text:span></text:p>
      <text:list xml:id="list3719421324" text:style-name="L25">
        <text:list-item>
          <text:p text:style-name="P46"><text:span text:style-name="Strong_20_Emphasis">Keamanan Tinggi:</text:span> Mengurangi risiko akses tidak sah atau manipulasi data.</text:p>
        </text:list-item>
        <text:list-item>
          <text:p text:style-name="P46"><text:span text:style-name="Strong_20_Emphasis">Kepatuhan Regulasi:</text:span> Memastikan bahwa data sensitif hanya diakses oleh pengguna yang berwenang.</text:p>
        </text:list-item>
        <text:list-item>
          <text:p text:style-name="P45"><text:span text:style-name="Strong_20_Emphasis">Pengendalian Akses yang Efisien:</text:span> Mempermudah pengelolaan hak akses sesuai dengan perubahan peran atau tanggung jawab pengguna.</text:p>
        </text:list-item>
      </text:list>
      <text:p text:style-name="Text_20_body"><text:span text:style-name="Strong_20_Emphasis">Implementasi:</text:span></text:p>
      <text:list xml:id="list906840108" text:style-name="L26">
        <text:list-item>
          <text:p text:style-name="P48"><text:span text:style-name="Strong_20_Emphasis">Role-Based Access Control (RBAC):</text:span> Memperjelas peran dan hak akses masing-masing role di dalam sistem.</text:p>
        </text:list-item>
        <text:list-item>
          <text:p text:style-name="P48"><text:span text:style-name="Strong_20_Emphasis">Permission Levels:</text:span> Menetapkan level izin seperti read-only, read-write, atau full access berdasarkan kebutuhan.</text:p>
        </text:list-item>
        <text:list-item>
          <text:p text:style-name="P47"><text:span text:style-name="Strong_20_Emphasis">Audit Trails:</text:span> Mencatat perubahan hak akses dan aktivitas pengguna untuk keperluan audit.</text:p>
        </text:list-item>
      </text:list>
      <text:p text:style-name="Text_20_body"><text:span text:style-name="Strong_20_Emphasis">Contoh Penambahan Role dan Permission:</text:span></text:p>
      <text:p text:style-name="Preformatted_20_Text">sql</text:p>
      <text:p text:style-name="Preformatted_20_Text">Copy code</text:p>
      <text:p text:style-name="P1"><text:span text:style-name="Source_20_Text">-- Menambahkan role 'Viewer' untuk akses read-only</text:span></text:p>
      <text:p text:style-name="P1"><text:span text:style-name="Source_20_Text">ALTER TABLE Users</text:span></text:p>
      <text:p text:style-name="P1"><text:span text:style-name="Source_20_Text"><text:s text:c="4"/>MODIFY COLUMN role ENUM('Manager', 'Supervisor', 'Technician', 'Admin', 'Viewer') NOT NULL;</text:span></text:p>
      <text:p text:style-name="P1"/>
      <text:p text:style-name="P1"><text:span text:style-name="Source_20_Text">-- Memberikan hak akses read-only kepada role 'Viewer'</text:span></text:p>
      <text:p text:style-name="P2"><text:span text:style-name="Source_20_Text">GRANT SELECT ON asset_maintenance_db.* TO 'viewer_db_user'@'localhost';</text:span></text:p>
      <text:p text:style-name="Horizontal_20_Line"><text:soft-page-break/></text:p>
      <text:h text:style-name="Heading_20_4" text:outline-level="4"><text:span text:style-name="Strong_20_Emphasis">10. User-Friendly Interface (UI/UX)</text:span></text:h>
      <text:p text:style-name="Text_20_body"><text:span text:style-name="Strong_20_Emphasis">Deskripsi:</text:span> Meningkatkan antarmuka pengguna (UI) dan pengalaman pengguna (UX) untuk membuat sistem lebih intuitif dan mudah digunakan oleh semua role.</text:p>
      <text:p text:style-name="Text_20_body"><text:span text:style-name="Strong_20_Emphasis">Manfaat:</text:span></text:p>
      <text:list xml:id="list2077786896" text:style-name="L27">
        <text:list-item>
          <text:p text:style-name="P50"><text:span text:style-name="Strong_20_Emphasis">Kenyamanan Pengguna:</text:span> Memudahkan pengguna dalam navigasi dan penggunaan sistem.</text:p>
        </text:list-item>
        <text:list-item>
          <text:p text:style-name="P50"><text:span text:style-name="Strong_20_Emphasis">Pengurangan Kesalahan:</text:span> Mengurangi kemungkinan kesalahan input data melalui desain UI yang jelas.</text:p>
        </text:list-item>
        <text:list-item>
          <text:p text:style-name="P49"><text:span text:style-name="Strong_20_Emphasis">Adopsi yang Lebih Cepat:</text:span> Mempermudah pelatihan dan adopsi sistem oleh pengguna baru.</text:p>
        </text:list-item>
      </text:list>
      <text:p text:style-name="Text_20_body"><text:span text:style-name="Strong_20_Emphasis">Implementasi:</text:span></text:p>
      <text:list xml:id="list2750680919" text:style-name="L28">
        <text:list-item>
          <text:p text:style-name="P52"><text:span text:style-name="Strong_20_Emphasis">Responsive Design:</text:span> Memastikan antarmuka berfungsi baik di berbagai perangkat dan ukuran layar.</text:p>
        </text:list-item>
        <text:list-item>
          <text:p text:style-name="P52"><text:span text:style-name="Strong_20_Emphasis">Visual Hierarchy:</text:span> Mengorganisir informasi dengan cara yang logis dan mudah dipahami.</text:p>
        </text:list-item>
        <text:list-item>
          <text:p text:style-name="P52"><text:span text:style-name="Strong_20_Emphasis">Feedback Mechanisms:</text:span> Memberikan umpan balik langsung kepada pengguna saat mereka melakukan tindakan (misalnya, konfirmasi setelah menyimpan data).</text:p>
        </text:list-item>
        <text:list-item>
          <text:p text:style-name="P51"><text:span text:style-name="Strong_20_Emphasis">Accessibility:</text:span> Memastikan sistem dapat diakses oleh semua pengguna, termasuk mereka yang memiliki kebutuhan khusus.</text:p>
        </text:list-item>
      </text:list>
      <text:p text:style-name="Text_20_body"><text:span text:style-name="Strong_20_Emphasis">Tools yang Bisa Digunakan:</text:span></text:p>
      <text:list xml:id="list1266379951" text:style-name="L29">
        <text:list-item>
          <text:p text:style-name="P54"><text:span text:style-name="Strong_20_Emphasis">Front-end Frameworks:</text:span> Menggunakan framework seperti React, Angular, atau Vue.js untuk membangun antarmuka yang dinamis dan responsif.</text:p>
        </text:list-item>
        <text:list-item>
          <text:p text:style-name="P53"><text:span text:style-name="Strong_20_Emphasis">UI Libraries:</text:span> Mengintegrasikan library UI seperti Bootstrap, Material-UI, atau Tailwind CSS untuk mempercepat pengembangan desain.</text:p>
        </text:list-item>
      </text:list>
      <text:p text:style-name="Horizontal_20_Line"/>
      <text:h text:style-name="Heading_20_4" text:outline-level="4"><text:span text:style-name="Strong_20_Emphasis">11. Integrasi dengan Barcode/RFID</text:span></text:h>
      <text:p text:style-name="Text_20_body"><text:span text:style-name="Strong_20_Emphasis">Deskripsi:</text:span> Menggunakan teknologi barcode atau RFID untuk melacak dan mengelola aset secara otomatis.</text:p>
      <text:p text:style-name="Text_20_body"><text:span text:style-name="Strong_20_Emphasis">Manfaat:</text:span></text:p>
      <text:list xml:id="list1804579968" text:style-name="L30">
        <text:list-item>
          <text:p text:style-name="P56"><text:span text:style-name="Strong_20_Emphasis">Pencatatan Aset yang Cepat:</text:span> Mempercepat proses input dan identifikasi aset.</text:p>
        </text:list-item>
        <text:list-item>
          <text:p text:style-name="P56"><text:span text:style-name="Strong_20_Emphasis">Pengurangan Kesalahan Manual:</text:span> Mengurangi risiko kesalahan input data melalui otomatisasi.</text:p>
        </text:list-item>
        <text:list-item>
          <text:p text:style-name="P55"><text:span text:style-name="Strong_20_Emphasis">Pelacakan Aset yang Akurat:</text:span> Memastikan aset dapat dilacak dengan tepat di seluruh lokasi mall.</text:p>
        </text:list-item>
      </text:list>
      <text:p text:style-name="Text_20_body"><text:span text:style-name="Strong_20_Emphasis">Implementasi:</text:span></text:p>
      <text:list xml:id="list703841994" text:style-name="L31">
        <text:list-item>
          <text:p text:style-name="P58"><text:span text:style-name="Strong_20_Emphasis">Hardware:</text:span> Menggunakan scanner barcode atau pembaca RFID untuk mengidentifikasi aset.</text:p>
        </text:list-item>
        <text:list-item>
          <text:p text:style-name="P58"><text:span text:style-name="Strong_20_Emphasis">Database Integration:</text:span> Menghubungkan data dari scanner ke database untuk memperbarui status dan lokasi aset secara real-time.</text:p>
        </text:list-item>
        <text:list-item>
          <text:p text:style-name="P57"><text:soft-page-break/><text:span text:style-name="Strong_20_Emphasis">Aplikasi Mobile:</text:span> Mengintegrasikan fungsi scanning ke dalam aplikasi mobile untuk memudahkan penggunaan oleh teknisi.</text:p>
        </text:list-item>
      </text:list>
      <text:p text:style-name="Text_20_body"><text:span text:style-name="Strong_20_Emphasis">Contoh Workflow:</text:span></text:p>
      <text:list xml:id="list3397932834" text:style-name="L32">
        <text:list-item>
          <text:p text:style-name="P60"><text:span text:style-name="Strong_20_Emphasis">Scanning Aset:</text:span> Teknisi memindai barcode/RFID aset menggunakan perangkat mobile.</text:p>
        </text:list-item>
        <text:list-item>
          <text:p text:style-name="P60"><text:span text:style-name="Strong_20_Emphasis">Pembaruan Status:</text:span> Sistem otomatis memperbarui status pemeliharaan aset di database.</text:p>
        </text:list-item>
        <text:list-item>
          <text:p text:style-name="P59"><text:span text:style-name="Strong_20_Emphasis">Pelacakan Lokasi:</text:span> Menampilkan lokasi terbaru aset pada dashboard real-time.</text:p>
        </text:list-item>
      </text:list>
      <text:p text:style-name="Horizontal_20_Line"/>
      <text:h text:style-name="Heading_20_4" text:outline-level="4"><text:span text:style-name="Strong_20_Emphasis">12. Workflow Automation</text:span></text:h>
      <text:p text:style-name="Text_20_body"><text:span text:style-name="Strong_20_Emphasis">Deskripsi:</text:span> Mengotomatisasi alur kerja tertentu untuk meningkatkan efisiensi dan mengurangi pekerjaan manual.</text:p>
      <text:p text:style-name="Text_20_body"><text:span text:style-name="Strong_20_Emphasis">Manfaat:</text:span></text:p>
      <text:list xml:id="list3001047723" text:style-name="L33">
        <text:list-item>
          <text:p text:style-name="P62"><text:span text:style-name="Strong_20_Emphasis">Efisiensi Tinggi:</text:span> Mengurangi waktu yang dibutuhkan untuk menyelesaikan tugas rutin.</text:p>
        </text:list-item>
        <text:list-item>
          <text:p text:style-name="P62"><text:span text:style-name="Strong_20_Emphasis">Konsistensi Proses:</text:span> Memastikan bahwa prosedur dijalankan dengan cara yang konsisten.</text:p>
        </text:list-item>
        <text:list-item>
          <text:p text:style-name="P61"><text:span text:style-name="Strong_20_Emphasis">Pengurangan Kesalahan:</text:span> Mengurangi kemungkinan kesalahan manusia dalam proses rutin.</text:p>
        </text:list-item>
      </text:list>
      <text:p text:style-name="Text_20_body"><text:span text:style-name="Strong_20_Emphasis">Implementasi:</text:span></text:p>
      <text:list xml:id="list3753506063" text:style-name="L34">
        <text:list-item>
          <text:p text:style-name="P64"><text:span text:style-name="Strong_20_Emphasis">Automated Task Assignments:</text:span> Mengotomatisasi penugasan tugas berdasarkan kriteria tertentu (misalnya, lokasi aset atau beban kerja teknisi).</text:p>
        </text:list-item>
        <text:list-item>
          <text:p text:style-name="P64"><text:span text:style-name="Strong_20_Emphasis">Scheduled Maintenance:</text:span> Menjadwalkan pemeliharaan berkala secara otomatis berdasarkan data historis atau prediktif.</text:p>
        </text:list-item>
        <text:list-item>
          <text:p text:style-name="P63"><text:span text:style-name="Strong_20_Emphasis">Automated Notifications:</text:span> Mengirimkan notifikasi otomatis untuk tugas yang telah diselesaikan atau perlu tindakan lebih lanjut.</text:p>
        </text:list-item>
      </text:list>
      <text:p text:style-name="Text_20_body"><text:span text:style-name="Strong_20_Emphasis">Contoh Automasi Pengiriman Email Notifikasi:</text:span> Menggunakan tools seperti <text:span text:style-name="Strong_20_Emphasis">Zapier</text:span> atau <text:span text:style-name="Strong_20_Emphasis">Integromat</text:span> untuk menghubungkan database dengan layanan email dan mengirim notifikasi berdasarkan kondisi tertentu.</text:p>
      <text:p text:style-name="Preformatted_20_Text">sql</text:p>
      <text:p text:style-name="Preformatted_20_Text">Copy code</text:p>
      <text:p text:style-name="P1"><text:span text:style-name="Source_20_Text">-- Trigger untuk mengirim email ketika checklist item diubah menjadi 'Completed'</text:span></text:p>
      <text:p text:style-name="P1"><text:span text:style-name="Source_20_Text">CREATE TRIGGER after_checklist_item_update</text:span></text:p>
      <text:p text:style-name="P1"><text:span text:style-name="Source_20_Text">AFTER UPDATE ON Checklist_Items</text:span></text:p>
      <text:p text:style-name="P1"><text:span text:style-name="Source_20_Text">FOR EACH ROW</text:span></text:p>
      <text:p text:style-name="P1"><text:span text:style-name="Source_20_Text">BEGIN</text:span></text:p>
      <text:p text:style-name="P1"><text:span text:style-name="Source_20_Text"><text:s text:c="4"/>IF NEW.status = 'Completed' THEN</text:span></text:p>
      <text:p text:style-name="P1"><text:span text:style-name="Source_20_Text"><text:s text:c="8"/>CALL send_email_notification(NEW.technician_id, NEW.checklist_item_id);</text:span></text:p>
      <text:p text:style-name="P1"><text:span text:style-name="Source_20_Text"><text:s text:c="4"/>END IF;</text:span></text:p>
      <text:p text:style-name="P2"><text:span text:style-name="Source_20_Text">END;</text:span></text:p>
      <text:p text:style-name="Text_20_body"><text:span text:style-name="Emphasis">Catatan: </text:span><text:span text:style-name="Emphasis"><text:span text:style-name="Source_20_Text">send_email_notification</text:span></text:span><text:span text:style-name="Emphasis"> adalah prosedur yang perlu diimplementasikan untuk mengirim email.</text:span></text:p>
      <text:p text:style-name="Horizontal_20_Line"/>
      <text:h text:style-name="Heading_20_4" text:outline-level="4"><text:soft-page-break/><text:span text:style-name="Strong_20_Emphasis">13. Multi-Language Support</text:span></text:h>
      <text:p text:style-name="Text_20_body"><text:span text:style-name="Strong_20_Emphasis">Deskripsi:</text:span> Menambahkan dukungan multi-bahasa untuk melayani pengguna dari berbagai latar belakang.</text:p>
      <text:p text:style-name="Text_20_body"><text:span text:style-name="Strong_20_Emphasis">Manfaat:</text:span></text:p>
      <text:list xml:id="list464851404" text:style-name="L35">
        <text:list-item>
          <text:p text:style-name="P66"><text:span text:style-name="Strong_20_Emphasis">Aksesibilitas yang Lebih Baik:</text:span> Memungkinkan pengguna yang tidak fasih dalam satu bahasa tertentu untuk menggunakan sistem dengan mudah.</text:p>
        </text:list-item>
        <text:list-item>
          <text:p text:style-name="P66"><text:span text:style-name="Strong_20_Emphasis">Peningkatan Adopsi:</text:span> Mempermudah adopsi sistem oleh tim yang multikultural.</text:p>
        </text:list-item>
        <text:list-item>
          <text:p text:style-name="P65"><text:span text:style-name="Strong_20_Emphasis">Kepatuhan Regulasi:</text:span> Memenuhi persyaratan lokal terkait bahasa.</text:p>
        </text:list-item>
      </text:list>
      <text:p text:style-name="Text_20_body"><text:span text:style-name="Strong_20_Emphasis">Implementasi:</text:span></text:p>
      <text:list xml:id="list4175473181" text:style-name="L36">
        <text:list-item>
          <text:p text:style-name="P68"><text:span text:style-name="Strong_20_Emphasis">Internationalization (i18n):</text:span> Mengimplementasikan strategi i18n dalam pengembangan aplikasi untuk mendukung berbagai bahasa.</text:p>
        </text:list-item>
        <text:list-item>
          <text:p text:style-name="P67"><text:span text:style-name="Strong_20_Emphasis">Localization (l10n):</text:span> Menyesuaikan konten dan format berdasarkan wilayah pengguna.</text:p>
        </text:list-item>
      </text:list>
      <text:p text:style-name="Text_20_body"><text:span text:style-name="Strong_20_Emphasis">Tools yang Bisa Digunakan:</text:span></text:p>
      <text:list xml:id="list57895084" text:style-name="L37">
        <text:list-item>
          <text:p text:style-name="P70"><text:span text:style-name="Strong_20_Emphasis">i18n Libraries:</text:span> Menggunakan library seperti i18next (untuk React) atau ngx-translate (untuk Angular).</text:p>
        </text:list-item>
        <text:list-item>
          <text:p text:style-name="P69"><text:span text:style-name="Strong_20_Emphasis">Translation Management:</text:span> Menggunakan platform seperti Crowdin atau Lokalise untuk mengelola terjemahan.</text:p>
        </text:list-item>
      </text:list>
      <text:p text:style-name="Horizontal_20_Line"/>
      <text:h text:style-name="Heading_20_4" text:outline-level="4"><text:span text:style-name="Strong_20_Emphasis">14. Backup dan Pemulihan Data</text:span></text:h>
      <text:p text:style-name="Text_20_body"><text:span text:style-name="Strong_20_Emphasis">Deskripsi:</text:span> Menambahkan sistem backup reguler dan strategi pemulihan data untuk memastikan data aman dan dapat dipulihkan jika terjadi kegagalan.</text:p>
      <text:p text:style-name="Text_20_body"><text:span text:style-name="Strong_20_Emphasis">Manfaat:</text:span></text:p>
      <text:list xml:id="list1027059684" text:style-name="L38">
        <text:list-item>
          <text:p text:style-name="P72"><text:span text:style-name="Strong_20_Emphasis">Keamanan Data:</text:span> Melindungi data dari kehilangan akibat kegagalan hardware, kesalahan manusia, atau serangan siber.</text:p>
        </text:list-item>
        <text:list-item>
          <text:p text:style-name="P72"><text:span text:style-name="Strong_20_Emphasis">Kontinuitas Bisnis:</text:span> Memastikan operasional tetap berjalan meskipun terjadi masalah teknis.</text:p>
        </text:list-item>
        <text:list-item>
          <text:p text:style-name="P71"><text:span text:style-name="Strong_20_Emphasis">Kepatuhan Regulasi:</text:span> Memenuhi persyaratan hukum terkait perlindungan data.</text:p>
        </text:list-item>
      </text:list>
      <text:p text:style-name="Text_20_body"><text:span text:style-name="Strong_20_Emphasis">Implementasi:</text:span></text:p>
      <text:list xml:id="list1095874978" text:style-name="L39">
        <text:list-item>
          <text:p text:style-name="P74"><text:span text:style-name="Strong_20_Emphasis">Regular Backups:</text:span> Menjadwalkan backup otomatis secara reguler (harian, mingguan) menggunakan tools seperti <text:span text:style-name="Source_20_Text">mysqldump</text:span>, <text:span text:style-name="Source_20_Text">pg_dump</text:span>, atau solusi backup cloud.</text:p>
        </text:list-item>
        <text:list-item>
          <text:p text:style-name="P74"><text:span text:style-name="Strong_20_Emphasis">Offsite Storage:</text:span> Menyimpan salinan backup di lokasi yang berbeda atau menggunakan layanan cloud seperti AWS S3, Google Cloud Storage, atau Azure Blob Storage.</text:p>
        </text:list-item>
        <text:list-item>
          <text:p text:style-name="P74"><text:span text:style-name="Strong_20_Emphasis">Disaster Recovery Plan:</text:span> Menyusun rencana pemulihan data yang mencakup langkah-langkah spesifik untuk mengembalikan sistem dari backup dalam waktu minimal.</text:p>
        </text:list-item>
        <text:list-item>
          <text:p text:style-name="P73"><text:span text:style-name="Strong_20_Emphasis">Testing Backups:</text:span> Secara berkala menguji proses pemulihan untuk memastikan bahwa backup dapat dipulihkan dengan sukses.</text:p>
        </text:list-item>
      </text:list>
      <text:p text:style-name="Text_20_body"><text:span text:style-name="Strong_20_Emphasis">Contoh Skrip Backup untuk MySQL:</text:span></text:p>
      <text:p text:style-name="Preformatted_20_Text"><text:soft-page-break/>bash</text:p>
      <text:p text:style-name="Preformatted_20_Text">Copy code</text:p>
      <text:p text:style-name="P1"><text:span text:style-name="Source_20_Text">#!/bin/bash</text:span></text:p>
      <text:p text:style-name="P1"><text:span text:style-name="Source_20_Text"># Skrip Backup MySQL</text:span></text:p>
      <text:p text:style-name="P1"/>
      <text:p text:style-name="P1"><text:span text:style-name="Source_20_Text"># Konfigurasi</text:span></text:p>
      <text:p text:style-name="P1"><text:span text:style-name="Source_20_Text">USER="db_user"</text:span></text:p>
      <text:p text:style-name="P1"><text:span text:style-name="Source_20_Text">PASSWORD="db_password"</text:span></text:p>
      <text:p text:style-name="P1"><text:span text:style-name="Source_20_Text">DATABASE="asset_maintenance_db"</text:span></text:p>
      <text:p text:style-name="P1"><text:span text:style-name="Source_20_Text">BACKUP_DIR="/path/to/backup/directory"</text:span></text:p>
      <text:p text:style-name="P1"><text:span text:style-name="Source_20_Text">DATE=$(date +"%Y%m%d%H%M")</text:span></text:p>
      <text:p text:style-name="P1"/>
      <text:p text:style-name="P1"><text:span text:style-name="Source_20_Text"># Membuat backup</text:span></text:p>
      <text:p text:style-name="P1"><text:span text:style-name="Source_20_Text">mysqldump -u $USER -p$PASSWORD $DATABASE &gt; $BACKUP_DIR/${DATABASE}_backup_$DATE.sql</text:span></text:p>
      <text:p text:style-name="P1"/>
      <text:p text:style-name="P1"><text:span text:style-name="Source_20_Text"># Menghapus backup yang lebih lama dari 30 hari</text:span></text:p>
      <text:p text:style-name="P2"><text:span text:style-name="Source_20_Text">find $BACKUP_DIR -type f -name "${DATABASE}_backup_*.sql" -mtime +30 -exec rm {} \;</text:span></text:p>
      <text:p text:style-name="Horizontal_20_Line"/>
      <text:h text:style-name="Heading_20_4" text:outline-level="4"><text:span text:style-name="Strong_20_Emphasis">15. Penggunaan Cloud Services</text:span></text:h>
      <text:p text:style-name="Text_20_body"><text:span text:style-name="Strong_20_Emphasis">Deskripsi:</text:span> Memigrasikan sistem ke cloud untuk meningkatkan skalabilitas, fleksibilitas, dan aksesibilitas.</text:p>
      <text:p text:style-name="Text_20_body"><text:span text:style-name="Strong_20_Emphasis">Manfaat:</text:span></text:p>
      <text:list xml:id="list1529133002" text:style-name="L40">
        <text:list-item>
          <text:p text:style-name="P76"><text:span text:style-name="Strong_20_Emphasis">Skalabilitas Tinggi:</text:span> Mudah menyesuaikan kapasitas sesuai dengan kebutuhan.</text:p>
        </text:list-item>
        <text:list-item>
          <text:p text:style-name="P76"><text:span text:style-name="Strong_20_Emphasis">Aksesibilitas Global:</text:span> Memungkinkan akses dari mana saja dengan koneksi internet.</text:p>
        </text:list-item>
        <text:list-item>
          <text:p text:style-name="P75"><text:span text:style-name="Strong_20_Emphasis">Redundansi dan Keandalan:</text:span> Layanan cloud biasanya menyediakan redundansi data dan uptime yang tinggi.</text:p>
        </text:list-item>
      </text:list>
      <text:p text:style-name="Text_20_body"><text:span text:style-name="Strong_20_Emphasis">Implementasi:</text:span></text:p>
      <text:list xml:id="list3150732810" text:style-name="L41">
        <text:list-item>
          <text:p text:style-name="P78"><text:span text:style-name="Strong_20_Emphasis">Cloud Database:</text:span> Menggunakan layanan database cloud seperti Amazon RDS, Google Cloud SQL, atau Azure Database.</text:p>
        </text:list-item>
        <text:list-item>
          <text:p text:style-name="P78"><text:span text:style-name="Strong_20_Emphasis">Hosting Aplikasi:</text:span> Menghosting aplikasi di platform cloud seperti AWS, Google Cloud Platform (GCP), atau Microsoft Azure.</text:p>
        </text:list-item>
        <text:list-item>
          <text:p text:style-name="P77"><text:span text:style-name="Strong_20_Emphasis">Cloud Storage:</text:span> Menggunakan cloud storage untuk menyimpan file backup, dokumen, dan aset digital lainnya.</text:p>
        </text:list-item>
      </text:list>
      <text:p text:style-name="Text_20_body"><text:span text:style-name="Strong_20_Emphasis">Contoh Migrasi Database ke Amazon RDS:</text:span></text:p>
      <text:list xml:id="list2682143139" text:style-name="L42">
        <text:list-item>
          <text:p text:style-name="P80"><text:span text:style-name="Strong_20_Emphasis">Membuat Instance RDS:</text:span></text:p>
          <text:list>
            <text:list-item>
              <text:p text:style-name="P80">Buka AWS Management Console.</text:p>
            </text:list-item>
            <text:list-item>
              <text:p text:style-name="P80">Pilih Amazon RDS dan buat database instance baru sesuai kebutuhan.</text:p>
            </text:list-item>
          </text:list>
        </text:list-item>
        <text:list-item>
          <text:p text:style-name="P80"><text:span text:style-name="Strong_20_Emphasis">Migrasi Data:</text:span></text:p>
          <text:list>
            <text:list-item>
              <text:p text:style-name="P80">Gunakan <text:span text:style-name="Source_20_Text">mysqldump</text:span> untuk mengekspor data dari server lokal.</text:p>
            </text:list-item>
            <text:list-item>
              <text:p text:style-name="P79">Impor data ke RDS menggunakan <text:span text:style-name="Source_20_Text">mysql</text:span> command atau tools seperti AWS Database Migration Service (DMS).</text:p>
            </text:list-item>
          </text:list>
        </text:list-item>
      </text:list>
      <text:p text:style-name="Horizontal_20_Line"/>
      <text:h text:style-name="Heading_20_4" text:outline-level="4"><text:soft-page-break/><text:span text:style-name="Strong_20_Emphasis">16. Fitur Keamanan Tambahan</text:span></text:h>
      <text:p text:style-name="Text_20_body"><text:span text:style-name="Strong_20_Emphasis">Deskripsi:</text:span> Menambahkan lapisan keamanan tambahan untuk melindungi data dan mencegah akses tidak sah.</text:p>
      <text:p text:style-name="Text_20_body"><text:span text:style-name="Strong_20_Emphasis">Manfaat:</text:span></text:p>
      <text:list xml:id="list2775883723" text:style-name="L43">
        <text:list-item>
          <text:p text:style-name="P82"><text:span text:style-name="Strong_20_Emphasis">Perlindungan Data:</text:span> Menjamin kerahasiaan, integritas, dan ketersediaan data.</text:p>
        </text:list-item>
        <text:list-item>
          <text:p text:style-name="P82"><text:span text:style-name="Strong_20_Emphasis">Kepatuhan Regulasi:</text:span> Memenuhi standar keamanan data yang relevan.</text:p>
        </text:list-item>
        <text:list-item>
          <text:p text:style-name="P81"><text:span text:style-name="Strong_20_Emphasis">Meningkatkan Kepercayaan Pengguna:</text:span> Memberikan rasa aman kepada pengguna tentang keamanan data mereka.</text:p>
        </text:list-item>
      </text:list>
      <text:p text:style-name="Text_20_body"><text:span text:style-name="Strong_20_Emphasis">Implementasi:</text:span></text:p>
      <text:list xml:id="list2422045331" text:style-name="L44">
        <text:list-item>
          <text:p text:style-name="P84"><text:span text:style-name="Strong_20_Emphasis">Encryption:</text:span></text:p>
          <text:list>
            <text:list-item>
              <text:p text:style-name="P84"><text:span text:style-name="Strong_20_Emphasis">Data at Rest:</text:span> Mengenkripsi data yang disimpan di database menggunakan fitur enkripsi bawaan atau solusi pihak ketiga.</text:p>
            </text:list-item>
            <text:list-item>
              <text:p text:style-name="P84"><text:span text:style-name="Strong_20_Emphasis">Data in Transit:</text:span> Menggunakan HTTPS untuk mengamankan komunikasi antara klien dan server.</text:p>
            </text:list-item>
          </text:list>
        </text:list-item>
        <text:list-item>
          <text:p text:style-name="P84"><text:span text:style-name="Strong_20_Emphasis">Two-Factor Authentication (2FA):</text:span> Menambahkan 2FA untuk login pengguna untuk meningkatkan keamanan.</text:p>
        </text:list-item>
        <text:list-item>
          <text:p text:style-name="P84"><text:span text:style-name="Strong_20_Emphasis">Regular Security Audits:</text:span> Melakukan audit keamanan secara berkala untuk mengidentifikasi dan memperbaiki kerentanan.</text:p>
        </text:list-item>
        <text:list-item>
          <text:p text:style-name="P83"><text:span text:style-name="Strong_20_Emphasis">Access Controls:</text:span> Mengimplementasikan kontrol akses berbasis IP atau perangkat untuk pengguna tertentu.</text:p>
        </text:list-item>
      </text:list>
      <text:p text:style-name="Text_20_body"><text:span text:style-name="Strong_20_Emphasis">Contoh Implementasi 2FA:</text:span></text:p>
      <text:list xml:id="list2290257195" text:style-name="L45">
        <text:list-item>
          <text:p text:style-name="P86"><text:span text:style-name="Strong_20_Emphasis">Library:</text:span> Menggunakan library seperti Google Authenticator atau Authy untuk mengimplementasikan 2FA.</text:p>
        </text:list-item>
        <text:list-item>
          <text:p text:style-name="P85"><text:span text:style-name="Strong_20_Emphasis">Database Changes:</text:span> Menambahkan kolom untuk menyimpan secret keys untuk 2FA di tabel <text:span text:style-name="Source_20_Text">Users</text:span>.</text:p>
        </text:list-item>
      </text:list>
      <text:p text:style-name="Preformatted_20_Text">sql</text:p>
      <text:p text:style-name="Preformatted_20_Text">Copy code</text:p>
      <text:p text:style-name="P1"><text:span text:style-name="Source_20_Text">ALTER TABLE Users</text:span></text:p>
      <text:p text:style-name="P2"><text:span text:style-name="Source_20_Text">ADD COLUMN two_factor_secret VARCHAR(255);</text:span></text:p>
      <text:p text:style-name="Horizontal_20_Line"/>
      <text:h text:style-name="Heading_20_4" text:outline-level="4"><text:span text:style-name="Strong_20_Emphasis">17. Integrasi dengan Machine Learning untuk Pemeliharaan Prediktif</text:span></text:h>
      <text:p text:style-name="Text_20_body"><text:span text:style-name="Strong_20_Emphasis">Deskripsi:</text:span> Menggunakan machine learning untuk menganalisis data historis dan memprediksi kapan aset akan membutuhkan pemeliharaan.</text:p>
      <text:p text:style-name="Text_20_body"><text:span text:style-name="Strong_20_Emphasis">Manfaat:</text:span></text:p>
      <text:list xml:id="list954713099" text:style-name="L46">
        <text:list-item>
          <text:p text:style-name="P88"><text:span text:style-name="Strong_20_Emphasis">Pemeliharaan Proaktif:</text:span> Mengurangi downtime dengan memelihara aset sebelum terjadi kerusakan.</text:p>
        </text:list-item>
        <text:list-item>
          <text:p text:style-name="P88"><text:soft-page-break/><text:span text:style-name="Strong_20_Emphasis">Optimasi Sumber Daya:</text:span> Menjadwalkan pemeliharaan sesuai kebutuhan aktual, bukan berdasarkan jadwal tetap.</text:p>
        </text:list-item>
        <text:list-item>
          <text:p text:style-name="P87"><text:span text:style-name="Strong_20_Emphasis">Penghematan Biaya:</text:span> Mengurangi biaya pemeliharaan darurat dan kerusakan besar.</text:p>
        </text:list-item>
      </text:list>
      <text:p text:style-name="Text_20_body"><text:span text:style-name="Strong_20_Emphasis">Implementasi:</text:span></text:p>
      <text:list xml:id="list2469940041" text:style-name="L47">
        <text:list-item>
          <text:p text:style-name="P90"><text:span text:style-name="Strong_20_Emphasis">Data Collection:</text:span> Mengumpulkan data historis tentang pemeliharaan, kegagalan, dan kinerja aset.</text:p>
        </text:list-item>
        <text:list-item>
          <text:p text:style-name="P90"><text:span text:style-name="Strong_20_Emphasis">Model Development:</text:span> Mengembangkan model machine learning menggunakan tools seperti Python (scikit-learn, TensorFlow) untuk menganalisis data dan memprediksi kebutuhan pemeliharaan.</text:p>
        </text:list-item>
        <text:list-item>
          <text:p text:style-name="P89"><text:span text:style-name="Strong_20_Emphasis">Integration:</text:span> Mengintegrasikan model ke dalam sistem untuk memberikan rekomendasi pemeliharaan prediktif melalui dashboard atau notifikasi.</text:p>
        </text:list-item>
      </text:list>
      <text:p text:style-name="Text_20_body"><text:span text:style-name="Strong_20_Emphasis">Contoh Workflow:</text:span></text:p>
      <text:list xml:id="list469002772" text:style-name="L48">
        <text:list-item>
          <text:p text:style-name="P92"><text:span text:style-name="Strong_20_Emphasis">Data Preprocessing:</text:span> Membersihkan dan menyiapkan data pemeliharaan historis.</text:p>
        </text:list-item>
        <text:list-item>
          <text:p text:style-name="P92"><text:span text:style-name="Strong_20_Emphasis">Training Model:</text:span> Melatih model machine learning untuk memprediksi kegagalan aset.</text:p>
        </text:list-item>
        <text:list-item>
          <text:p text:style-name="P92"><text:span text:style-name="Strong_20_Emphasis">Deployment:</text:span> Mengintegrasikan model ke dalam aplikasi sehingga dapat memberikan prediksi secara real-time.</text:p>
        </text:list-item>
        <text:list-item>
          <text:p text:style-name="P91"><text:span text:style-name="Strong_20_Emphasis">Feedback Loop:</text:span> Memperbarui model secara berkala dengan data terbaru untuk meningkatkan akurasi.</text:p>
        </text:list-item>
      </text:list>
      <text:p text:style-name="Horizontal_20_Line"/>
      <text:h text:style-name="Heading_20_4" text:outline-level="4"><text:span text:style-name="Strong_20_Emphasis">18. Penggunaan Chatbots untuk Bantuan dan Dukungan Pengguna</text:span></text:h>
      <text:p text:style-name="Text_20_body"><text:span text:style-name="Strong_20_Emphasis">Deskripsi:</text:span> Menambahkan chatbot yang dapat membantu pengguna dalam mengakses informasi, melakukan tugas tertentu, atau memberikan dukungan teknis.</text:p>
      <text:p text:style-name="Text_20_body"><text:span text:style-name="Strong_20_Emphasis">Manfaat:</text:span></text:p>
      <text:list xml:id="list2995700187" text:style-name="L49">
        <text:list-item>
          <text:p text:style-name="P94"><text:span text:style-name="Strong_20_Emphasis">Dukungan 24/7:</text:span> Menyediakan bantuan kepada pengguna kapan saja tanpa memerlukan intervensi manusia.</text:p>
        </text:list-item>
        <text:list-item>
          <text:p text:style-name="P94"><text:span text:style-name="Strong_20_Emphasis">Peningkatan Efisiensi:</text:span> Mengurangi beban kerja tim support dengan menangani pertanyaan rutin secara otomatis.</text:p>
        </text:list-item>
        <text:list-item>
          <text:p text:style-name="P93"><text:span text:style-name="Strong_20_Emphasis">Pengalaman Pengguna yang Lebih Baik:</text:span> Memberikan interaksi yang cepat dan responsif kepada pengguna.</text:p>
        </text:list-item>
      </text:list>
      <text:p text:style-name="Text_20_body"><text:span text:style-name="Strong_20_Emphasis">Implementasi:</text:span></text:p>
      <text:list xml:id="list2223182097" text:style-name="L50">
        <text:list-item>
          <text:p text:style-name="P96"><text:span text:style-name="Strong_20_Emphasis">Chatbot Platform:</text:span> Menggunakan platform seperti Dialogflow, Microsoft Bot Framework, atau Rasa untuk mengembangkan chatbot.</text:p>
        </text:list-item>
        <text:list-item>
          <text:p text:style-name="P96"><text:span text:style-name="Strong_20_Emphasis">Integrasi dengan Sistem:</text:span> Menghubungkan chatbot dengan database dan API sistem untuk memberikan informasi real-time.</text:p>
        </text:list-item>
        <text:list-item>
          <text:p text:style-name="P95"><text:span text:style-name="Strong_20_Emphasis">Natural Language Processing (NLP):</text:span> Mengimplementasikan NLP untuk memahami dan merespons pertanyaan pengguna dengan lebih baik.</text:p>
        </text:list-item>
      </text:list>
      <text:p text:style-name="Text_20_body"><text:span text:style-name="Strong_20_Emphasis">Contoh Interaksi Chatbot:</text:span></text:p>
      <text:list xml:id="list2714351073" text:style-name="L51">
        <text:list-item>
          <text:p text:style-name="P98"><text:soft-page-break/><text:span text:style-name="Strong_20_Emphasis">Pertanyaan:</text:span> "Berapa status pemeliharaan untuk HVAC Unit A?"</text:p>
        </text:list-item>
        <text:list-item>
          <text:p text:style-name="P97"><text:span text:style-name="Strong_20_Emphasis">Respon Chatbot:</text:span> "Status pemeliharaan untuk HVAC Unit A adalah Under Maintenance. Tanggal pemeliharaan terakhir adalah 2024-04-01."</text:p>
        </text:list-item>
      </text:list>
      <text:p text:style-name="Horizontal_20_Line"/>
      <text:h text:style-name="Heading_20_4" text:outline-level="4"><text:span text:style-name="Strong_20_Emphasis">19. Pemeliharaan dan Pembaruan Sistem secara Berkala</text:span></text:h>
      <text:p text:style-name="Text_20_body"><text:span text:style-name="Strong_20_Emphasis">Deskripsi:</text:span> Menetapkan jadwal pemeliharaan dan pembaruan sistem secara berkala untuk memastikan sistem tetap berjalan dengan optimal dan aman.</text:p>
      <text:p text:style-name="Text_20_body"><text:span text:style-name="Strong_20_Emphasis">Manfaat:</text:span></text:p>
      <text:list xml:id="list1563985060" text:style-name="L52">
        <text:list-item>
          <text:p text:style-name="P100"><text:span text:style-name="Strong_20_Emphasis">Keandalan Sistem:</text:span> Mengurangi risiko downtime dan meningkatkan performa sistem.</text:p>
        </text:list-item>
        <text:list-item>
          <text:p text:style-name="P100"><text:span text:style-name="Strong_20_Emphasis">Keamanan Terjaga:</text:span> Memastikan sistem terlindungi dari ancaman keamanan terbaru.</text:p>
        </text:list-item>
        <text:list-item>
          <text:p text:style-name="P99"><text:span text:style-name="Strong_20_Emphasis">Peningkatan Fitur:</text:span> Memungkinkan penambahan fitur baru berdasarkan umpan balik pengguna dan kebutuhan bisnis.</text:p>
        </text:list-item>
      </text:list>
      <text:p text:style-name="Text_20_body"><text:span text:style-name="Strong_20_Emphasis">Implementasi:</text:span></text:p>
      <text:list xml:id="list2196951364" text:style-name="L53">
        <text:list-item>
          <text:p text:style-name="P102"><text:span text:style-name="Strong_20_Emphasis">Regular Maintenance Schedules:</text:span> Menetapkan jadwal untuk melakukan pengecekan dan pemeliharaan sistem.</text:p>
        </text:list-item>
        <text:list-item>
          <text:p text:style-name="P102"><text:span text:style-name="Strong_20_Emphasis">Software Updates:</text:span> Melakukan pembaruan perangkat lunak untuk memperbaiki bug, meningkatkan keamanan, dan menambahkan fitur baru.</text:p>
        </text:list-item>
        <text:list-item>
          <text:p text:style-name="P101"><text:span text:style-name="Strong_20_Emphasis">Monitoring Tools:</text:span> Menggunakan tools monitoring seperti Nagios, Prometheus, atau New Relic untuk memantau kesehatan sistem secara real-time.</text:p>
        </text:list-item>
      </text:list>
      <text:p text:style-name="Horizontal_20_Line"/>
      <text:h text:style-name="Heading_20_4" text:outline-level="4"><text:span text:style-name="Strong_20_Emphasis">20. Dokumentasi dan Pelatihan Pengguna</text:span></text:h>
      <text:p text:style-name="Text_20_body"><text:span text:style-name="Strong_20_Emphasis">Deskripsi:</text:span> Menyediakan dokumentasi yang komprehensif dan pelatihan untuk pengguna agar mereka dapat menggunakan sistem dengan efektif.</text:p>
      <text:p text:style-name="Text_20_body"><text:span text:style-name="Strong_20_Emphasis">Manfaat:</text:span></text:p>
      <text:list xml:id="list3022866530" text:style-name="L54">
        <text:list-item>
          <text:p text:style-name="P104"><text:span text:style-name="Strong_20_Emphasis">Penggunaan Efektif:</text:span> Membantu pengguna memahami cara menggunakan sistem dengan benar.</text:p>
        </text:list-item>
        <text:list-item>
          <text:p text:style-name="P104"><text:span text:style-name="Strong_20_Emphasis">Pengurangan Kesalahan:</text:span> Mengurangi kemungkinan kesalahan penggunaan melalui panduan yang jelas.</text:p>
        </text:list-item>
        <text:list-item>
          <text:p text:style-name="P103"><text:span text:style-name="Strong_20_Emphasis">Adopsi yang Lebih Cepat:</text:span> Mempermudah proses onboarding pengguna baru.</text:p>
        </text:list-item>
      </text:list>
      <text:p text:style-name="Text_20_body"><text:span text:style-name="Strong_20_Emphasis">Implementasi:</text:span></text:p>
      <text:list xml:id="list3461413793" text:style-name="L55">
        <text:list-item>
          <text:p text:style-name="P106"><text:span text:style-name="Strong_20_Emphasis">User Manuals:</text:span> Menyediakan panduan pengguna yang mencakup semua fitur dan fungsi sistem.</text:p>
        </text:list-item>
        <text:list-item>
          <text:p text:style-name="P106"><text:span text:style-name="Strong_20_Emphasis">Tutorial Video:</text:span> Membuat video tutorial yang menunjukkan cara menggunakan berbagai fitur sistem.</text:p>
        </text:list-item>
        <text:list-item>
          <text:p text:style-name="P106"><text:span text:style-name="Strong_20_Emphasis">Training Sessions:</text:span> Menyelenggarakan sesi pelatihan secara reguler untuk pengguna baru dan existing.</text:p>
        </text:list-item>
        <text:list-item>
          <text:p text:style-name="P105"><text:span text:style-name="Strong_20_Emphasis">Help Center:</text:span> Menyediakan pusat bantuan online dengan FAQ dan artikel dukungan.</text:p>
        </text:list-item>
      </text:list>
      <text:p text:style-name="Horizontal_20_Line"><text:soft-page-break/></text:p>
      <text:h text:style-name="Heading_20_3" text:outline-level="3"><text:span text:style-name="Strong_20_Emphasis">Kesimpulan</text:span></text:h>
      <text:p text:style-name="Text_20_body">Dengan menerapkan peningkatan-peningkatan di atas, sistem <text:span text:style-name="Strong_20_Emphasis">Asset Maintenance Mall</text:span> dapat menjadi lebih efisien, aman, dan mudah digunakan. Peningkatan seperti integrasi mobile, notifikasi otomatis, dashboard real-time, analitik lanjutan, dan lainnya tidak hanya meningkatkan fungsionalitas sistem tetapi juga meningkatkan kepuasan pengguna dan efektivitas operasional. Penting untuk terus mengkaji kebutuhan pengguna dan perkembangan teknologi untuk memastikan bahwa sistem tetap relevan dan mampu memenuhi kebutuhan bisnis yang dinamis.</text:p>
      <text:p text:style-name="Text_20_body">Jika Anda memerlukan bantuan lebih lanjut dalam mengimplementasikan peningkatan-peningkatan ini atau memiliki pertanyaan lain, jangan ragu untuk menghubungi say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0:34:30.682217269</meta:creation-date>
    <dc:date>2024-12-04T12:05:26.974798545</dc:date>
    <meta:editing-duration>PT1H30M57S</meta:editing-duration>
    <meta:editing-cycles>2</meta:editing-cycles>
    <meta:generator>LibreOffice/7.3.7.2$Linux_X86_64 LibreOffice_project/30$Build-2</meta:generator>
    <meta:document-statistic meta:table-count="0" meta:image-count="0" meta:object-count="0" meta:page-count="14" meta:paragraph-count="362" meta:word-count="2959" meta:character-count="23253" meta:non-whitespace-character-count="20639"/>
  </office:meta>
</office:document-meta>
</file>